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bb144" officeooo:paragraph-rsid="000bb14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44" officeooo:paragraph-rsid="000bb14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de231" officeooo:paragraph-rsid="000de231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f0cea" officeooo:paragraph-rsid="000f0ce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f0cea" officeooo:paragraph-rsid="000f409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f4092" officeooo:paragraph-rsid="000f409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f4092" officeooo:paragraph-rsid="0011728e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f2c9" officeooo:paragraph-rsid="000ff2c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ff2c9" officeooo:paragraph-rsid="001145d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081be" officeooo:paragraph-rsid="001081b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0cd02" officeooo:paragraph-rsid="0010cd0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d9e1" officeooo:paragraph-rsid="0010d9e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0dcc4" officeooo:paragraph-rsid="0010dcc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1145d2" officeooo:paragraph-rsid="001145d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0d9e1" officeooo:paragraph-rsid="0010d9e1" fo:background-color="transparent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10dace" officeooo:paragraph-rsid="0010dace" fo:background-color="transparen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f4092" officeooo:paragraph-rsid="000f4092" fo:background-color="transparen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bb144" officeooo:paragraph-rsid="000bb144" fo:background-color="#ffff00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0f0cea" officeooo:paragraph-rsid="000f0cea" fo:background-color="#ffff0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0f4092" officeooo:paragraph-rsid="000f4092" fo:background-color="#ffff0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0ff2c9" officeooo:paragraph-rsid="000ff2c9" fo:background-color="#ffff0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weight="bold" officeooo:rsid="000ff2c9" officeooo:paragraph-rsid="001145d2" fo:background-color="#ffff0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0cd02" officeooo:paragraph-rsid="0010cd02" fo:background-color="#ffff00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0d9e1" officeooo:paragraph-rsid="0010d9e1" fo:background-color="#ffff0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0dcc4" officeooo:paragraph-rsid="0010dcc4" fo:background-color="#ffff00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0f4092" officeooo:paragraph-rsid="000f4092" fo:background-color="#ffff00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rsid="0010d9e1" officeooo:paragraph-rsid="0010d9e1" fo:background-color="#ffff00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rsid="000f4092" officeooo:paragraph-rsid="000f409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145d2" officeooo:paragraph-rsid="001145d2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10dace" officeooo:paragraph-rsid="0010dace" fo:background-color="transparent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italic" fo:font-weight="bold" officeooo:rsid="001081be" officeooo:paragraph-rsid="001081be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italic" fo:font-weight="bold" officeooo:rsid="0010cd02" officeooo:paragraph-rsid="001081be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italic" fo:font-weight="bold" officeooo:rsid="0010cd02" officeooo:paragraph-rsid="0010cd02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italic" fo:font-weight="bold" officeooo:rsid="001081be" officeooo:paragraph-rsid="001081be" fo:background-color="#ffff00" style:font-style-asian="italic" style:font-weight-asian="bold" style:font-style-complex="italic" style:font-weight-complex="bold"/>
    </style:style>
    <style:style style:name="T1" style:family="text">
      <style:text-properties officeooo:rsid="000de231"/>
    </style:style>
    <style:style style:name="T2" style:family="text">
      <style:text-properties officeooo:rsid="000f0cea"/>
    </style:style>
    <style:style style:name="T3" style:family="text">
      <style:text-properties officeooo:rsid="000f4092"/>
    </style:style>
    <style:style style:name="T4" style:family="text">
      <style:text-properties officeooo:rsid="000ff2c9"/>
    </style:style>
    <style:style style:name="T5" style:family="text">
      <style:text-properties officeooo:rsid="001081b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0cd02" style:font-style-asian="italic" style:font-style-complex="italic"/>
    </style:style>
    <style:style style:name="T8" style:family="text">
      <style:text-properties officeooo:rsid="0010cd02"/>
    </style:style>
    <style:style style:name="T9" style:family="text">
      <style:text-properties officeooo:rsid="0010d9e1"/>
    </style:style>
    <style:style style:name="T10" style:family="text">
      <style:text-properties officeooo:rsid="0010dace"/>
    </style:style>
    <style:style style:name="T11" style:family="text">
      <style:text-properties officeooo:rsid="0010dcc4"/>
    </style:style>
    <style:style style:name="T12" style:family="text">
      <style:text-properties officeooo:rsid="001145d2"/>
    </style:style>
    <style:style style:name="T13" style:family="text">
      <style:text-properties officeooo:rsid="0011728e"/>
    </style:style>
    <style:style style:name="T14" style:family="text">
      <style:text-properties officeooo:rsid="00127f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n2Beroot</text:p>
      <text:p text:style-name="P1"/>
      <text:p text:style-name="P18">1. Comprueba si archivo subido a Intra, el Signature.txt es igual a id .vdi.</text:p>
      <text:p text:style-name="P1"/>
      <text:p text:style-name="P1">→ lo sacamos haciendo { shasum Born...vdi}</text:p>
      <text:p text:style-name="P1"/>
      <text:p text:style-name="P18">2. Explicaciones a dar:</text:p>
      <text:p text:style-name="P2">→ Como funciona una maquina virtual/Su proposito/objetivo</text:p>
      <text:p text:style-name="P2">→ Porque hemos escogido Debian y diferencias con CentOs</text:p>
      <text:p text:style-name="P2">→ Diferencia entre Apt/Aptitude/APPArmor.</text:p>
      <text:p text:style-name="P2">→ Que el script por pantalla salga cada 10 mins.</text:p>
      <text:p text:style-name="P2"/>
      <text:p text:style-name="P18">3. Comprobaciones básicas</text:p>
      <text:p text:style-name="P2">→ Que UFW service esté en funcionamiento.</text:p>
      <text:p text:style-name="P2">{sudo service UFW status} ** Que esta activo</text:p>
      <text:p text:style-name="P2">{<text:span text:style-name="T1">sudo UFW status} ** Ver los puertos activos</text:span></text:p>
      <text:p text:style-name="P2">→ <text:span text:style-name="T1">Que SSH esta en funcionamiento.</text:span></text:p>
      <text:p text:style-name="P3">{sudo service SSH status}</text:p>
      <text:p text:style-name="P3">{sudo SSH status}</text:p>
      <text:p text:style-name="P3">→ <text:span text:style-name="T2">Comprobar que sistema escogido es Debian.</text:span></text:p>
      <text:p text:style-name="P4">{uname -a}</text:p>
      <text:p text:style-name="P4"/>
      <text:p text:style-name="P19">4. <text:span text:style-name="T13">Usuario</text:span></text:p>
      <text:p text:style-name="P19">4.1 Comprobar que usuario inicial está en grupo user42 &amp;&amp; sudo.</text:p>
      <text:p text:style-name="P4">{groups &lt;usuario&gt;} <text:s/>// Aparecer// sudo XX XX user42</text:p>
      <text:p text:style-name="P4"/>
      <text:p text:style-name="P19">4.2Crear un nuevo usuario</text:p>
      <text:p text:style-name="P4">{sudo useradd &lt;nuevousuario&gt;}</text:p>
      <text:p text:style-name="P4"/>
      <text:p text:style-name="P19">4.2.1 Darle una contraseña (Aqui se ve, si incumple o no politica que se ha tenido que meter)</text:p>
      <text:p text:style-name="P4">→ no deberia permitir que tenga menos de 10 caracteres/no cuente con minimo una mayuscula etc… &amp;&amp; explicar como se <text:span text:style-name="T3">han puesto reglas de contraeñas.</text:span></text:p>
      <text:p text:style-name="P6">{</text:p>
      <text:p text:style-name="P4"/>
      <text:p text:style-name="P20">4.3 Crear un nuevo grupo (Evaluating)</text:p>
      <text:p text:style-name="P6">{sudo addgroup &lt;nombre&gt;}</text:p>
      <text:p text:style-name="P20">4.4 Mover &lt;nuevousuario&gt; a grupo creado.</text:p>
      <text:p text:style-name="P6">{sudo addgroup &lt;nuevousuario&gt; &lt;nombregrupo&gt;}</text:p>
      <text:p text:style-name="P5"/>
      <text:p text:style-name="P20">4.5 Explicar las ventajas/ desventajas de una política de contraseña fuerte.</text:p>
      <text:p text:style-name="P5">→ <text:span text:style-name="T3">Por temas de seguridad etc…</text:span></text:p>
      <text:p text:style-name="P6"/>
      <text:p text:style-name="P20">5. Hostname + Particiones</text:p>
      <text:p text:style-name="P20">5.1 Comprobar formato de nombre de host → login42</text:p>
      <text:p text:style-name="P17">{hostnamectl}</text:p>
      <text:p text:style-name="P17"/>
      <text:p text:style-name="P20">5.1.1 Modificar nombre de host por el del Evaluador, y reiniciar la máquina</text:p>
      <text:p text:style-name="P6">{sudo hostnamectl set-hostname &lt;nuevo42&gt;</text:p>
      <text:p text:style-name="P6">{exit} ** salimos/reinicio maquina.</text:p>
      <text:p text:style-name="P6"/>
      <text:p text:style-name="P6"/>
      <text:p text:style-name="P6"/>
      <text:p text:style-name="P20"><text:soft-page-break/>*5.1.2 Volver a poner nombre de host original.</text:p>
      <text:p text:style-name="P7">{sudo hostnamectl set-hostname &lt;<text:span text:style-name="T13">original/login</text:span>&gt;<text:span text:style-name="T13">}</text:span></text:p>
      <text:p text:style-name="P6"/>
      <text:p text:style-name="P20">5.2 Visualizar particiones <text:span text:style-name="T4">y comprobar con lo que aparece en el subject (aqui se va a ver si tienes o no hecho el bonus)</text:span></text:p>
      <text:p text:style-name="P6">→ {lsblk} <text:span text:style-name="T4">aparece reparto memoria. </text:span></text:p>
      <text:p text:style-name="P6">→ <text:span text:style-name="T4">Entender como funciona LVM (Logic Volume Manager)</text:span></text:p>
      <text:p text:style-name="P20"/>
      <text:p text:style-name="P21">6. Sudo</text:p>
      <text:p text:style-name="P21">6.1 Comprobar que el programa “sudo” se ha instalado de forma correcta en la maquina virtual.</text:p>
      <text:p text:style-name="P8">→ {dpkg -l | grep sudo}</text:p>
      <text:p text:style-name="P8"/>
      <text:p text:style-name="P21">6.2 Añadir usuario creado en 4.2 al grupo sudo.</text:p>
      <text:p text:style-name="P8">→ {sudo addgroup &lt;usuario&gt; sudo}</text:p>
      <text:p text:style-name="P8"/>
      <text:p text:style-name="P22">6.3 <text:span text:style-name="T12">Explicar reglas establecidas en sudo/ explicar la importancia o valor de sudo usando ejemplos de su elección.</text:span></text:p>
      <text:p text:style-name="P14">→ → Mostrar reglas establecidas por pantalla </text:p>
      <text:p text:style-name="P14"><text:s text:c="9"/>{sudo nano/etc/login.defs} <text:s/>// password aging controls}</text:p>
      <text:p text:style-name="P9"><text:s text:c="9"/><text:span text:style-name="T12">{sudo nano/etc/pam.d/common-password}</text:span></text:p>
      <text:p text:style-name="P9"><text:s text:c="9"/><text:span text:style-name="T12">{sudo nano/etc/sudoers.d/sudoconfig}</text:span></text:p>
      <text:p text:style-name="P9"/>
      <text:p text:style-name="P21">6.4 <text:span text:style-name="T13">Comprobaciones de carpetas</text:span></text:p>
      <text:p text:style-name="P8">→ Verificar que carpeta “/var/log/sudo/ “ existe y que tiene minimo un archivo.</text:p>
      <text:p text:style-name="P8">→ <text:span text:style-name="T5">Comprobar si “/var/log/sudo/” se ha actualizado.</text:span></text:p>
      <text:p text:style-name="P10">para eso haremos → sudo <text:span text:style-name="T6">cat /var/log/sudo/sudo.log **Dando al tabulador deberia autocompletarse**</text:span></text:p>
      <text:p text:style-name="P31">→ Tenemos que obtener así todos los accesos/logs de sudo.</text:p>
      <text:p text:style-name="P31"/>
      <text:p text:style-name="P34">7. UFW</text:p>
      <text:p text:style-name="P31">→Comprobar que se ha instalado correctamente en la maquina virtual</text:p>
      <text:p text:style-name="P31">{sudo servi<text:span text:style-name="T14">c</text:span>e UFW status} ** Active running**</text:p>
      <text:p text:style-name="P31">//El que puedas acceder via ssh =&gt; que los puertos 4242 que has abierto son funcionales//</text:p>
      <text:p text:style-name="P10"><text:span text:style-name="T6">//Verlo ejecutando {</text:span><text:span text:style-name="T7">sudo UFW status} **Estado actual de los puertos**</text:span></text:p>
      <text:p text:style-name="P32">- Sin bonus 4242 abierto</text:p>
      <text:p text:style-name="P33">- Con bonus 4242/80/21</text:p>
      <text:p text:style-name="P32"/>
      <text:p text:style-name="P32">→ Explicar que es UFW (Uncomplicated FireWall) //Manejo permisos y estado de puertos,</text:p>
      <text:p text:style-name="P8"/>
      <text:p text:style-name="P8">→ <text:span text:style-name="T8">añadir rule/regla</text:span></text:p>
      <text:p text:style-name="P11">{sudo ufw allow 8080}</text:p>
      <text:p text:style-name="P11">→ comprobar que se ha añadido</text:p>
      <text:p text:style-name="P11">{sudo UFW status)</text:p>
      <text:p text:style-name="P11">→ eliminar regla/rule</text:p>
      <text:p text:style-name="P11">{sudo ufw delete allow 8080}</text:p>
      <text:p text:style-name="P11"/>
      <text:p text:style-name="P23"><text:span text:style-name="T9">8. </text:span>SSH </text:p>
      <text:p text:style-name="P24">8.1 Comprobar que SSH esta correctamente instalado y funcional</text:p>
      <text:p text:style-name="P12">*El hecho de entrar desde la terminal son ssh debería ser suficiente.</text:p>
      <text:p text:style-name="P12">Si no, </text:p>
      <text:p text:style-name="P12">{sudo servcide ssh status} // Active running</text:p>
      <text:p text:style-name="P12"><text:soft-page-break/></text:p>
      <text:p text:style-name="P24">8.2 Explicar que es ssh</text:p>
      <text:p text:style-name="P12">→ Protocolo de seguridad para conectarse de forma remota a un servidor/ a traves de la terminal</text:p>
      <text:p text:style-name="P12"/>
      <text:p text:style-name="P24">8.3 Verificar que ssh solo funciona con puerto 4242 </text:p>
      <text:p text:style-name="P12">→ ssh <text:a xlink:type="simple" xlink:href="mailto:localhost@ip-address" text:style-name="Internet_20_link" text:visited-style-name="Visited_20_Internet_20_Link">localhost@ip-address</text:a> -p 8080 **NO DEBERÍA DEJARTE ENTRAR</text:p>
      <text:p text:style-name="P12">(LA DIRECCION SERÁ LA 12X.X.X.X)</text:p>
      <text:p text:style-name="P12"/>
      <text:p text:style-name="P6"/>
      <text:p text:style-name="P6"/>
      <text:p text:style-name="P24">8.4 Comprobar que no puedes entrar con el “usuario root” (** Metiendo contraseña no deberia dejarte entrar)</text:p>
      <text:p text:style-name="P12"/>
      <text:p text:style-name="P24">8.5 Comprobar que puedas entrar con el nuevo usuario creado.</text:p>
      <text:p text:style-name="P15">-ssh &lt;nuevo&gt;@ip -p 4242</text:p>
      <text:p text:style-name="P24"/>
      <text:p text:style-name="P24">9 . <text:span text:style-name="T10">Sript Monitoring</text:span></text:p>
      <text:p text:style-name="P15">→ <text:span text:style-name="T10">Enseñarle codigo de “monitoring.sh”</text:span></text:p>
      <text:p text:style-name="P16">{ cd en root → ls → monitoring.sh → cat monitoring.sh}</text:p>
      <text:p text:style-name="P16">**sudo no necesario porque estamos como root</text:p>
      <text:p text:style-name="P16"/>
      <text:p text:style-name="P16">→ Explicar que es “cron” y mostramos que funcio<text:span text:style-name="T11">na</text:span></text:p>
      <text:p text:style-name="P16">{sudo crontab -u root -e}</text:p>
      <text:p text:style-name="P16">→→ */10 * * * * sh/root/monitoring.sh | wall </text:p>
      <text:p text:style-name="P4">→ <text:span text:style-name="T10">Como pararlo</text:span></text:p>
      <text:p text:style-name="P13">{sudo crontab -u root -l}</text:p>
      <text:p text:style-name="P4"/>
      <text:p text:style-name="P25">10. Bonus</text:p>
      <text:p text:style-name="P13">a) Comprobar particiones (setting up partitions) <text:s text:c="9"/>//2Pts</text:p>
      <text:p text:style-name="P13">b) Configuracion de Wordpress con servicios e<text:span text:style-name="T12">xigidos <text:s/>//2Pts</text:span></text:p>
      <text:p text:style-name="P14">c) Servicio de libre elección (En mi caso FTP, no me funcionaba) <text:s text:c="45"/>//1P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3:28:45.444026937</meta:creation-date>
    <dc:date>2023-11-13T14:00:27.796517686</dc:date>
    <meta:editing-duration>PT24M1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97" meta:word-count="702" meta:character-count="4415" meta:non-whitespace-character-count="3719"/>
  </office:meta>
</office:document-meta>
</file>